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bf48e" officeooo:paragraph-rsid="001bf48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paragraph-rsid="001f7c42" style:font-weight-asian="bold" style:font-weight-complex="bold"/>
    </style:style>
    <style:style style:name="P4" style:family="paragraph" style:parent-style-name="Standard">
      <style:paragraph-properties fo:text-align="center" style:justify-single-word="false"/>
      <style:text-properties fo:font-weight="normal" officeooo:rsid="0020d238" officeooo:paragraph-rsid="0020d238" style:font-weight-asian="normal" style:font-weight-complex="normal"/>
    </style:style>
    <style:style style:name="T1" style:family="text">
      <style:text-properties officeooo:rsid="001bf48e"/>
    </style:style>
    <style:style style:name="T2" style:family="text">
      <style:text-properties fo:font-weight="bold" style:font-weight-asian="bold" style:font-weight-complex="bold"/>
    </style:style>
    <style:style style:name="T3" style:family="text">
      <style:text-properties fo:font-weight="bold" officeooo:rsid="001e4864" style:font-weight-asian="bold" style:font-weight-complex="bold"/>
    </style:style>
    <style:style style:name="T4" style:family="text">
      <style:text-properties fo:color="#21409a" fo:font-size="18pt" fo:font-weight="bold" style:font-size-asian="18pt" style:font-weight-asian="bold" style:font-size-complex="18pt" style:font-weight-complex="bold"/>
    </style:style>
    <style:style style:name="T5" style:family="text">
      <style:text-properties officeooo:rsid="001cd2e7"/>
    </style:style>
    <style:style style:name="T6" style:family="text">
      <style:text-properties officeooo:rsid="001d5a45"/>
    </style:style>
    <style:style style:name="T7" style:family="text">
      <style:text-properties fo:font-size="16pt" style:font-size-asian="16pt" style:font-size-complex="16pt"/>
    </style:style>
    <style:style style:name="T8" style:family="text">
      <style:text-properties officeooo:rsid="0022ae98"/>
    </style:style>
    <style:style style:name="T9" style:family="text">
      <style:text-properties officeooo:rsid="0022b3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Laravel Document for Learning </text:span><text:line-break/><text:span text:style-name="T2">Prepared By: Haseeb Basra</text:span></text:p>
      <text:p text:style-name="Standard"/>
      <text:p text:style-name="P2">Laravel Installation:</text:p>
      <text:p text:style-name="Standard"/>
      <text:p text:style-name="Standard">1: sudo composer create-project laravel/laravel MyProject --prefer-dist</text:p>
      <text:p text:style-name="Standard"><text:span text:style-name="T1">2: </text:span>sudo chown -R www-data:www-data /var/www/html/MyProject/</text:p>
      <text:p text:style-name="Standard"><text:span text:style-name="T1">3: </text:span>sudo chmod -R 755 /var/www/html/MyProject/</text:p>
      <text:p text:style-name="Standard"><text:span text:style-name="T5">4: </text:span>sudo nano /etc/apache2/sites-available/laravel.conf</text:p>
      <text:p text:style-name="Standard"/>
      <text:p text:style-name="Standard"><text:bookmark-start text:name="__DdeLink__679_2076397202"/>&lt;VirtualHost *:80&gt; <text:s text:c="2"/></text:p>
      <text:p text:style-name="Standard"><text:s text:c="2"/>ServerAdmin admin@example.com</text:p>
      <text:p text:style-name="Standard"><text:s text:c="5"/>DocumentRoot /var/www/html/MyProject/public</text:p>
      <text:p text:style-name="Standard"><text:s text:c="5"/>ServerName example.com</text:p>
      <text:p text:style-name="Standard"/>
      <text:p text:style-name="Standard"><text:s text:c="5"/>&lt;Directory /var/www/html/MyProject/public&gt;</text:p>
      <text:p text:style-name="Standard"><text:s text:c="8"/>Options +FollowSymlinks</text:p>
      <text:p text:style-name="Standard"><text:s text:c="8"/>AllowOverride All</text:p>
      <text:p text:style-name="Standard"><text:s text:c="8"/>Require all granted</text:p>
      <text:p text:style-name="Standard"><text:s text:c="5"/>&lt;/Directory&gt;</text:p>
      <text:p text:style-name="Standard"/>
      <text:p text:style-name="Standard"><text:s text:c="5"/>ErrorLog ${APACHE_LOG_DIR}/error.log</text:p>
      <text:p text:style-name="Standard"><text:s text:c="5"/>CustomLog ${APACHE_LOG_DIR}/access.log combined</text:p>
      <text:p text:style-name="Standard">&lt;/VirtualHost&gt;</text:p>
      <text:p text:style-name="Standard"><text:bookmark-end text:name="__DdeLink__679_2076397202"/></text:p>
      <text:p text:style-name="Standard"><text:span text:style-name="T6">5: </text:span>sudo a2ensite laravel.conf</text:p>
      <text:p text:style-name="Standard"><text:span text:style-name="T6">6: </text:span>sudo a2enmod rewrite</text:p>
      <text:p text:style-name="Standard"><text:span text:style-name="T6">7: </text:span>sudo service apache2-restart</text:p>
      <text:p text:style-name="Standard"/>
      <text:p text:style-name="Standard"/>
      <text:p text:style-name="Standard"><text:span text:style-name="T2">To be learned </text:span><text:span text:style-name="T3">after reading this doc</text:span><text:span text:style-name="T2">:</text:span></text:p>
      <text:p text:style-name="Standard"/>
      <text:p text:style-name="Standard">1: Laravel eloquent.</text:p>
      <text:p text:style-name="Standard">2: Blade template syntax</text:p>
      <text:p text:style-name="Standard">3: Laravel validation rules</text:p>
      <text:p text:style-name="Standard"/>
      <text:p text:style-name="Standard">General procedure and commands.</text:p>
      <text:p text:style-name="Standard"/>
      <text:p text:style-name="Standard">command that shows the manual of a command-&gt; <text:s/>php artisan help help make:migration</text:p>
      <text:p text:style-name="Standard"/>
      <text:p text:style-name="Standard"/>
      <text:p text:style-name="P3"><text:s/><text:span text:style-name="T7"><text:s/>How to use my test application in laravel</text:span></text:p>
      <text:p text:style-name="P4">Install the application laraveltest that is provided</text:p>
      <text:p text:style-name="Standard"/>
      <text:p text:style-name="Standard">1: Read about the routes here routes/web</text:p>
      <text:p text:style-name="Standard"/>
      <text:p text:style-name="Standard">2: Read about the views that are returned by routes in resources/views.</text:p>
      <text:p text:style-name="Standard"/>
      <text:p text:style-name="Standard">3:There is a way to pass parameters to each view, that is added in the test application.</text:p>
      <text:p text:style-name="Standard"/>
      <text:p text:style-name="Standard"><text:soft-page-break/>4: The controllers can also be added to covnert static pages to dynamic, The syntax is in the file, The controllers are here-&gt; site-&gt;app-&gt;http-&gt;controllers they can be created with command </text:p>
      <text:p text:style-name="Standard"/>
      <text:p text:style-name="Standard">php artisan make;controller controllername</text:p>
      <text:p text:style-name="Standard"/>
      <text:p text:style-name="Standard">5: Then comes the model layer. We have already done the controller and view. In laravel we have the migration classes that define the table structure we can alter the existing classes or add new classes. Once we have a migration ready we can do it this way</text:p>
      <text:p text:style-name="Standard"/>
      <text:p text:style-name="Standard">php artisan migrate <text:s/>(Install the migration)</text:p>
      <text:p text:style-name="Standard">php artisan migrate:rollback (Roll back the last transaction)</text:p>
      <text:p text:style-name="Standard">php artisan mi</text:p>
      <text:p text:style-name="Standard"/>
      <text:p text:style-name="Standard">Also there are some other commands <text:s/>that can be found using php artisan.</text:p>
      <text:p text:style-name="Standard"/>
      <text:p text:style-name="Standard">6: To make new migrations we can use this command</text:p>
      <text:p text:style-name="Standard"/>
      <text:p text:style-name="Standard">php artisan make:migration migrationname</text:p>
      <text:p text:style-name="Standard"/>
      <text:p text:style-name="Standard">php artisan make:migration create_projects_table</text:p>
      <text:p text:style-name="Standard"/>
      <text:p text:style-name="Standard">7: This will create a new file in our migrations, to create a projects table.</text:p>
      <text:p text:style-name="Standard"/>
      <text:p text:style-name="Standard">Schema::cre<text:span text:style-name="T8">a</text:span>te() will be used to create a new table</text:p>
      <text:p text:style-name="Standard"/>
      <text:p text:style-name="Standard">Schema::table() will be used to alter an existing table</text:p>
      <text:p text:style-name="Standard"/>
      <text:p text:style-name="Standard">8:TO make the models we run this command php artisan make:model project <text:s text:c="2"/>this mode goes in app directory. This model is used to handle basic functions.</text:p>
      <text:p text:style-name="Standard"/>
      <text:p text:style-name="Standard">9: There is a cool command that can be used to run the php code from the terminal:|</text:p>
      <text:p text:style-name="Standard"/>
      <text:p text:style-name="Standard">php artisan tinker</text:p>
      <text:p text:style-name="Standard"/>
      <text:p text:style-name="Standard">App/Project::all(); <text:s text:c="4"/>//get all the data from projects table</text:p>
      <text:p text:style-name="Standard">$project = new App/Project; <text:s text:c="4"/>//Add the content in projects table using our $project variable.</text:p>
      <text:p text:style-name="Standard">$project-&gt;title= 'this is my first title';</text:p>
      <text:p text:style-name="Standard">$project-&gt;description = 'This is the d3escription';</text:p>
      <text:p text:style-name="Standard"/>
      <text:p text:style-name="Standard">$project-&gt;save();</text:p>
      <text:p text:style-name="Standard"/>
      <text:p text:style-name="Standard">TO get the data</text:p>
      <text:p text:style-name="Standard"/>
      <text:p text:style-name="Standard">App\Project::first();</text:p>
      <text:p text:style-name="Standard">App\Project::first()-&gt;title;</text:p>
      <text:p text:style-name="Standard"/>
      <text:p text:style-name="Standard"/>
      <text:p text:style-name="Standard">10: <text:s/>In same way we can send data from the models to our views and than print out the data $project=\App\Project::all(); <text:s text:c="3"/>return view()-&gt;with(['projects' =&gt; $project]);</text:p>
      <text:p text:style-name="Standard"/>
      <text:p text:style-name="Standard">11: in the root there is a file .env. where we can add the database configuration.</text:p>
      <text:p text:style-name="Standard"/>
      <text:p text:style-name="Standard"><text:soft-page-break/>12: Next step is to create a form and save something in the database, <text:s text:c="2"/>A form can be created by blade syntax or <text:s/>html syntax, We can set action to any url and define the route as Post request one important thing while creating forms is to add the csrf token. <text:s text:c="2"/>{{csrf_field()}}.</text:p>
      <text:p text:style-name="Standard"/>
      <text:p text:style-name="Standard"><text:s/>Route::post('/projects','PagesController@save'); </text:p>
      <text:p text:style-name="Standard"/>
      <text:p text:style-name="Standard"/>
      <text:p text:style-name="Standard"/>
      <text:p text:style-name="Standard">13: We can get the data posted by form using request---&gt; <text:s/>return request()-&gt;all(); <text:s/>OR <text:s/>return request('title'); <text:s/>return request('yourfieldname');</text:p>
      <text:p text:style-name="Standard"/>
      <text:p text:style-name="Standard">14: To save the data in the database, it is pretty straight forward. We have to create object of our model and set the fields for example check the pagescontroller in application.</text:p>
      <text:p text:style-name="Standard"/>
      <text:p text:style-name="Standard"><text:s text:c="2"/></text:p>
      <text:p text:style-name="Standard"><text:s text:c="3"/>$project = new project();</text:p>
      <text:p text:style-name="Standard"><text:s text:c="3"/>$project-&gt;title= request('title');</text:p>
      <text:p text:style-name="Standard"><text:s text:c="3"/>$project-&gt;description = request('description');</text:p>
      <text:p text:style-name="Standard"><text:s text:c="3"/>$project-&gt;save();</text:p>
      <text:p text:style-name="Standard"/>
      <text:p text:style-name="Standard"><text:s text:c="3"/>return redirect('/projects');</text:p>
      <text:p text:style-name="Standard"/>
      <text:p text:style-name="Standard"/>
      <text:p text:style-name="Standard">15: Csrf is for security purposes so that other people cannot post data at our controller from their websites.</text:p>
      <text:p text:style-name="Standard"/>
      <text:p text:style-name="Standard">16: We can create all the routes individually for all the pages or create a general route for the resource that would be mapped to the exact place.</text:p>
      <text:p text:style-name="Standard"/>
      <text:p text:style-name="Standard">Route::resource('projects','PagesController@');</text:p>
      <text:p text:style-name="Standard"/>
      <text:p text:style-name="Standard">Make sure to check the routes using <text:s/>php artisan route:list</text:p>
      <text:p text:style-name="Standard"/>
      <text:p text:style-name="Standard">17: We can also automatically <text:s/>create all the controllers that can be used to handle those routes with simple artisan command :)</text:p>
      <text:p text:style-name="Standard"/>
      <text:p text:style-name="Standard"><text:s text:c="3"/>php artisan make:controller PagesController -r</text:p>
      <text:p text:style-name="Standard"/>
      <text:p text:style-name="Standard">We can also associate a model with our controller this will automatically add the variables in our functions arguments.</text:p>
      <text:p text:style-name="Standard"/>
      <text:p text:style-name="Standard">php artisan make:controller PagesController -r -m Projects</text:p>
      <text:p text:style-name="Standard"/>
      <text:p text:style-name="Standard">18: We can call the edit request from the browser now using <text:s/>example.com/projects/3/edit</text:p>
      <text:p text:style-name="Standard"/>
      <text:p text:style-name="Standard"><text:s text:c="3"/>IN the controller edit we can get the project with this id using <text:s text:c="3"/>$project=Project::find($id); <text:s text:c="2"/>and return</text:p>
      <text:p text:style-name="Standard"/>
      <text:p text:style-name="Standard">19: Basically patch request is not recognized by various browsers so we have to tell laravel that this is a patch request by adding this line below form</text:p>
      <text:p text:style-name="Standard">@method("PATCH")</text:p>
      <text:p text:style-name="Standard"/>
      <text:p text:style-name="Standard"><text:soft-page-break/>20: Rest of the code for editing is in the controller refer that for more information </text:p>
      <text:p text:style-name="Standard"/>
      <text:p text:style-name="Standard">21: We can also do the same for delete also <text:s text:c="2"/>@method("PATCH") OR <text:s text:c="2"/>@method("DELETE")</text:p>
      <text:p text:style-name="Standard"/>
      <text:p text:style-name="Standard">22: Read the delete functions.</text:p>
      <text:p text:style-name="Standard"/>
      <text:p text:style-name="Standard">23: There is also a function function show().. Read there we implemented laravel route model binding.... </text:p>
      <text:p text:style-name="Standard"/>
      <text:p text:style-name="Standard">24: We have changed the syntax of the Store function also for this to work we have to add fillable array in the Model, check the model and function store.</text:p>
      <text:p text:style-name="Standard"/>
      <text:p text:style-name="Standard">24: We can do form validation by adding the required variable in the html fields.</text:p>
      <text:p text:style-name="Standard">25: Second validation is defined in the pages controller store function.</text:p>
      <text:p text:style-name="Standard"/>
      <text:p text:style-name="Standard">26: We can access the errors in the template that is called by the controller. Refer to create template.</text:p>
      <text:p text:style-name="Standard"/>
      <text:p text:style-name="Standard">27: When the submit button is pressed, normally we need the fields to contain old data , for that we add this to input fields</text:p>
      <text:p text:style-name="Standard"/>
      <text:p text:style-name="Standard"><text:s text:c="4"/>&lt;input value='{{ old('title'} }}&gt;</text:p>
      <text:p text:style-name="Standard"/>
      <text:p text:style-name="Standard">28: Read about laravel validation rules whenever needed in the functions.</text:p>
      <text:p text:style-name="Standard"/>
      <text:p text:style-name="Standard"/>
      <text:p text:style-name="Standard">29: We can relate two tables with on another using eloquent relationships, Lets say a project has many tasks, we can create tasks table</text:p>
      <text:p text:style-name="Standard"/>
      <text:p text:style-name="Standard">Check what we can do with artisan ---&gt; php artisan help make:model <text:s text:c="5"/>see -a can create everything for us, -c will make a controller only etc etc</text:p>
      <text:p text:style-name="Standard"/>
      <text:p text:style-name="Standard">Lets create a migration and factory <text:s text:c="2"/>-&gt; php artisan make:model Task -m -f</text:p>
      <text:p text:style-name="Standard"/>
      <text:p text:style-name="Standard">30: IN the projects mode we have created its relation with the tasks check that . it is one to many relation check the project.php model</text:p>
      <text:p text:style-name="Standard"/>
      <text:p text:style-name="Standard">31: We also have to create relation of task with project in the tasks model.</text:p>
      <text:p text:style-name="Standard"/>
      <text:p text:style-name="Standard">32: New model and controller is created for tasks to handle them, check that. all the code is there.</text:p>
      <text:p text:style-name="Standard"/>
      <text:p text:style-name="Standard">33: Service container and <text:s/>auto resolution are core concepts in Laravel for example in a function:</text:p>
      <text:p text:style-name="Standard"/>
      <text:p text:style-name="Standard"><text:s/>function show (Project $project) <text:s text:c="3"/>the Project class is automatically created and its instance is returned.</text:p>
      <text:p text:style-name="Standard"/>
      <text:p text:style-name="Standard">We can also register ouw own classes for something with the app() service.</text:p>
      <text:p text:style-name="Standard"/>
      <text:p text:style-name="Standard"><text:s text:c="2"/>app()-&gt;bind('example', function() {</text:p>
      <text:p text:style-name="Standard"/>
      <text:p text:style-name="Standard"><text:s text:c="2"/>return new \App\Example;</text:p>
      <text:p text:style-name="Standard">});</text:p>
      <text:p text:style-name="Standard"/>
      <text:p text:style-name="Standard"><text:soft-page-break/>In our original function we can call it with </text:p>
      <text:p text:style-name="Standard"/>
      <text:p text:style-name="Standard">dd(app('example')); <text:s text:c="6"/>if example does not exist the app will search for some class, that is exactly what happening here function show (Project $project) <text:s/>.</text:p>
      <text:p text:style-name="Standard"/>
      <text:p text:style-name="Standard">for more information https://laravel.com/docs/5.7/container</text:p>
      <text:p text:style-name="Standard"/>
      <text:p text:style-name="Standard"/>
      <text:p text:style-name="Standard"/>
      <text:p text:style-name="Standard">34: Now its service provider, some service providers are located in app/providers folder</text:p>
      <text:p text:style-name="Standard"/>
      <text:p text:style-name="Standard">App service providers are used to register some values for those providers for example, for twitter service provider we have to register an api key</text:p>
      <text:p text:style-name="Standard"/>
      <text:p text:style-name="Standard">for this we go to app/providers/appserviceperovider.php and in function register we set api key for the twitter class that is created in the folder app/services.</text:p>
      <text:p text:style-name="Standard"/>
      <text:p text:style-name="Standard"/>
      <text:p text:style-name="Standard">35: In the routes/web file we have created a function to call that serviceprovider and dd the value. Class twitter is created in app/services/ directory and it is registered in app/serviceproviders/appserviceprovider.php</text:p>
      <text:p text:style-name="Standard"/>
      <text:p text:style-name="Standard">36: We can also create some service providers using this command:</text:p>
      <text:p text:style-name="Standard"/>
      <text:p text:style-name="Standard">php artisan make:provider SocialServiceProvider</text:p>
      <text:p text:style-name="Standard"/>
      <text:p text:style-name="Standard">We have created this provider to move twitter there, for our own providers we can get error "Unresolvable dependency resolving" <text:s/>because we have to add our service provider for application using, </text:p>
      <text:p text:style-name="Standard"/>
      <text:p text:style-name="Standard">37: We use ,env file for basic variables that create our application, The .env file contains all the necessary data to build the application. for example we have a config folder and there we store the basic configuration of our application, there are different files in config directory,</text:p>
      <text:p text:style-name="Standard"/>
      <text:p text:style-name="Standard"><text:s/>for the twitter api key that we used in app service provider we can store that in the config file and use, check the updated code in config/services.php.. <text:s/>also check the updated socialservieprovider.php</text:p>
      <text:p text:style-name="Standard"/>
      <text:p text:style-name="Standard">Whenever the config file is not reflecting the changes check the cache, RUn <text:s text:c="3"/>php artisan config:clear</text:p>
      <text:p text:style-name="Standard"/>
      <text:p text:style-name="Standard"/>
      <text:p text:style-name="Standard">38:For the applications that need login and registration system we can create that in seconds :) using command:</text:p>
      <text:p text:style-name="Standard"/>
      <text:p text:style-name="Standard"><text:s text:c="4"/>php artisan make:auth</text:p>
      <text:p text:style-name="Standard"/>
      <text:p text:style-name="Standard">we can track all the routes available in our application using php artisan route:list</text:p>
      <text:p text:style-name="Standard"/>
      <text:p text:style-name="Standard"/>
      <text:p text:style-name="Standard">The files related to login and registration are in app/http/controllers/auth/registercontroller.php</text:p>
      <text:p text:style-name="Standard"/>
      <text:p text:style-name="Standard"><text:soft-page-break/></text:p>
      <text:p text:style-name="Standard">39:To make a page login protected we can use $this-&gt;middleware('auth');</text:p>
      <text:p text:style-name="Standard"/>
      <text:p text:style-name="Standard">40: When you want a page to be visible for guests only ---&gt; <text:s text:c="2"/>$this-&gt;middleware('guest');</text:p>
      <text:p text:style-name="Standard"/>
      <text:p text:style-name="Standard">41: Middlewares are triggered for every request, we can explicitly call them using above methods, we can create new middlewares using artisan, Check we have added some middlewares in app-&gt;http-&gt;middleware-&gt;LogQueries.php... After creating that class we have to add it in the Kernel.php <text:s/>in $middleware array.</text:p>
      <text:p text:style-name="Standard"/>
      <text:p text:style-name="Standard"/>
      <text:p text:style-name="Standard"/>
      <text:p text:style-name="Standard">42: Since we need to add and get the content for specific user only, we can add a new <text:span text:style-name="T9">field</text:span> owner_id in the projects table,(check migration), we have to change the pagescontroller index to fetc projects for this user only.... We have to change the store function pf pagescontroller also .... All the code is in test app</text:p>
      <text:p text:style-name="Standard"/>
      <text:p text:style-name="Standard">44: SOmetimes we need some specific authorizations, for example a user cannot access others projects, for that we can use policies. and this syntx in the controller</text:p>
      <text:p text:style-name="Standard"><text:s text:c="2"/>abort_unless(auth()-&gt;user()-&gt;owns($project),403);</text:p>
      <text:p text:style-name="Standard"/>
      <text:p text:style-name="Standard">After that we have to create this policy with --&gt;&gt; php artisan make:policy modelnamePolicy <text:s/>-&gt;&gt;,. php artisan make:policy ProjectPolicy --model=Project</text:p>
      <text:p text:style-name="Standard"/>
      <text:p text:style-name="Standard">AFter creating this policy we would return the appropriate permissions, check the policy that is being created.</text:p>
      <text:p text:style-name="Standard"/>
      <text:p text:style-name="Standard">Once the policy is created we would have to register that by going to app-&gt;providers-&gt;AuthServiceProvider.php <text:s/>in the variable protected policies. The code for authorization using policy is in the routes/webp and pages controller and the template search for policy</text:p>
      <text:p text:style-name="Standard"/>
      <text:p text:style-name="Standard"/>
      <text:p text:style-name="Standard">45: Policies are discussed and code is added in the laravel test app, we can also create a super admin who can bypass the policies by addin the admin in the app-&gt;provides-&gt;authserviceprovider boot function </text:p>
      <text:p text:style-name="Standard">$gate-&gt;before(function($user) {</text:p>
      <text:p text:style-name="Standard">if ($user-&gt;id == 2) {</text:p>
      <text:p text:style-name="Standard">return true;</text:p>
      <text:p text:style-name="Standard">}</text:p>
      <text:p text:style-name="Standard">});</text:p>
      <text:p text:style-name="Standard"/>
      <text:p text:style-name="Standard"/>
      <text:p text:style-name="Standard">46: Debugging is very important for any project, we can use telescope for debugging purpose.</text:p>
      <text:p text:style-name="Standard"/>
      <text:p text:style-name="Standard"><text:s/>We can install telescope using</text:p>
      <text:p text:style-name="Standard"/>
      <text:p text:style-name="Standard"><text:s text:c="3"/>compose require laravel/telescope --dev</text:p>
      <text:p text:style-name="Standard"><text:s text:c="3"/>php artisan telescope:install</text:p>
      <text:p text:style-name="Standard"><text:s text:c="3"/>php artisan migrate </text:p>
      <text:p text:style-name="Standard"/>
      <text:p text:style-name="Standard">After installation we have to go to this url <text:s text:c="4"/>laraveltest.loc/telescope</text:p>
      <text:p text:style-name="Standard"/>
      <text:p text:style-name="Standard"><text:soft-page-break/>for debugging:</text:p>
      <text:p text:style-name="Standard"/>
      <text:p text:style-name="Standard">we can use dump($projects) and go to telescope debugger tab to see all the dumps that we have done </text:p>
      <text:p text:style-name="Standard">, We can also see the queries.</text:p>
      <text:p text:style-name="Standard"/>
      <text:p text:style-name="Standard"/>
      <text:p text:style-name="Standard">Instead of saving something in the database we can use cache-&gt; to store something in cache use <text:s/>---&gt; </text:p>
      <text:p text:style-name="Standard"><text:s text:c="3"/>cache()-&gt;rememberForever('stats', function()</text:p>
      <text:p text:style-name="Standard">{</text:p>
      <text:p text:style-name="Standard"><text:s text:c="4"/>return ['lessons'=&gt;1300 , 'hours' =&gt; 50000, 'series' =&gt;100];</text:p>
      <text:p text:style-name="Standard"/>
      <text:p text:style-name="Standard">});</text:p>
      <text:p text:style-name="Standard"/>
      <text:p text:style-name="Standard">We can get this using $stats= cache()-&gt;get('stats');</text:p>
      <text:p text:style-name="Standard"/>
      <text:p text:style-name="Standard"/>
      <text:p text:style-name="Standard">47: We can also send email using laravel the process to be followed is</text:p>
      <text:p text:style-name="Standard"/>
      <text:p text:style-name="Standard"/>
      <text:p text:style-name="Standard"/>
      <text:p text:style-name="Standard">php artisan make:mail ProjectCreated --markdown="mail.project-created" <text:s text:c="3"/>This created a new file in app-&gt;mail-&gt;projectcreated.php</text:p>
      <text:p text:style-name="Standard"/>
      <text:p text:style-name="Standard">Also it will create a new view in resources-&gt;views/Projectcreated.</text:p>
      <text:p text:style-name="Standard"/>
      <text:p text:style-name="Standard">We can then add this code in out controller where we have to fire the email</text:p>
      <text:p text:style-name="Standard"/>
      <text:p text:style-name="Standard"><text:s/>\Mail::to('haseebbasra1@gmail.com')-&gt;send(</text:p>
      <text:p text:style-name="Standard"/>
      <text:p text:style-name="Standard"><text:s text:c="6"/>new ProjectCreated($project);</text:p>
      <text:p text:style-name="Standard"><text:s text:c="8"/>);</text:p>
      <text:p text:style-name="Standard"/>
      <text:p text:style-name="Standard"/>
      <text:p text:style-name="Standard">After that we have to configure the environment variables. IN the environment variable for testing we have added "log" as mail server.</text:p>
      <text:p text:style-name="Standard"/>
      <text:p text:style-name="Standard">Now we can check the emails using telescope, for what is sent</text:p>
      <text:p text:style-name="Standard">,,, the passed value of project can be used in our view now</text:p>
      <text:p text:style-name="Standard"/>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8T15:14:26.993292840</meta:creation-date>
    <dc:date>2020-01-05T11:05:08.021783704</dc:date>
    <meta:editing-duration>PT1H19M14S</meta:editing-duration>
    <meta:editing-cycles>13</meta:editing-cycles>
    <meta:generator>LibreOffice/6.0.7.3$Linux_X86_64 LibreOffice_project/00m0$Build-3</meta:generator>
    <meta:document-statistic meta:table-count="0" meta:image-count="0" meta:object-count="0" meta:page-count="8" meta:paragraph-count="161" meta:word-count="1882" meta:character-count="12289" meta:non-whitespace-character-count="10354"/>
  </office:meta>
</office:document-meta>
</file>